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65d" svg:stroke-opacity="0%" draw:fill-color="#ed1c24" draw:opacity="47%" draw:textarea-vertical-align="middle"/>
    </style:style>
    <style:style style:name="gr2" style:family="graphic" style:parent-style-name="standard">
      <style:graphic-properties svg:stroke-color="#00a65d" draw:fill-color="#00a65d" draw:opacity="49%" draw:opacity-name="" draw:textarea-vertical-align="middle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6" style:family="graphic" style:parent-style-name="objectwithoutfill">
      <style:graphic-properties svg:stroke-width="0.081cm" draw:marker-start="Arrow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ed1c24" draw:opacity="47%"/>
      <style:paragraph-properties fo:text-align="center"/>
    </style:style>
    <style:style style:name="P2" style:family="paragraph">
      <loext:graphic-properties draw:fill-color="#00a65d" draw:opacity="49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9.905cm" svg:height="5.46cm" svg:x="0cm" svg:y="4.572cm" svg:viewBox="0 0 9906 5461" svg:d="M0 5461c3429 0 6858-3429 9906-5461v5461z">
          <text:p/>
        </draw:path>
        <draw:path draw:style-name="gr2" draw:text-style-name="P2" draw:layer="layout" svg:width="19.786cm" svg:height="7.365cm" svg:x="9.906cm" svg:y="2.667cm" svg:viewBox="0 0 19787 7366" svg:d="M0 7366c0-127 0-5461 0-5461 0 0 2540-1905 4953-1905 5461 0 9779 7366 14834 7366z">
          <text:p/>
        </draw:path>
        <draw:path draw:style-name="gr3" draw:text-style-name="P3" draw:layer="layout" svg:width="26.469cm" svg:height="13.98cm" draw:transform="rotate (0.470715299262871) translate (-0.232092683510568cm 9.57690224220583cm)" svg:viewBox="0 0 26470 13981" svg:d="M0 512c4528 2304 12056-2130 16584 174 4921 2504 5374 11000 9886 13295">
          <text:p/>
        </draw:path>
        <draw:frame draw:style-name="gr4" draw:text-style-name="P4" draw:layer="layout" svg:width="0.853cm" svg:height="0.962cm" svg:x="9.525cm" svg:y="9.906cm">
          <draw:text-box>
            <text:p>0</text:p>
          </draw:text-box>
        </draw:frame>
        <draw:frame draw:style-name="gr5" draw:text-style-name="P4" draw:layer="layout" svg:width="2.805cm" svg:height="1.016cm" svg:x="26.416cm" svg:y="9.906cm">
          <draw:text-box>
            <text:p>Time (s)</text:p>
          </draw:text-box>
        </draw:frame>
        <draw:frame draw:style-name="gr4" draw:text-style-name="P4" draw:layer="layout" svg:width="4.621cm" svg:height="0.962cm" draw:transform="rotate (1.5707963267949) translate (8.817cm 4.445cm)">
          <draw:text-box>
            <text:p>Probability (%)</text:p>
          </draw:text-box>
        </draw:frame>
        <draw:line draw:style-name="gr6" draw:text-style-name="P3" draw:layer="layout" svg:x1="9.906cm" svg:y1="0cm" svg:x2="9.906cm" svg:y2="10.033cm">
          <text:p/>
        </draw:line>
        <draw:line draw:style-name="gr7" draw:text-style-name="P3" draw:layer="layout" svg:x1="0cm" svg:y1="10.012cm" svg:x2="29.7cm" svg:y2="10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10.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10:51:56.901033793</meta:creation-date>
    <dc:date>2018-10-23T11:35:58.544378661</dc:date>
    <meta:editing-duration>PT2M9S</meta:editing-duration>
    <meta:editing-cycles>1</meta:editing-cycles>
    <meta:document-statistic meta:object-count="8"/>
    <meta:generator>LibreOffice/6.0.6.2$Linux_X86_64 LibreOffice_project/00m0$Build-2</meta:generator>
  </office:meta>
</office:document-meta>
</file>